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i" svg:font-family="Ani" style:font-pitch="variable"/>
    <style:font-face style:name="Carlito" svg:font-family="Carlito" style:font-family-generic="swiss" style:font-pitch="variable"/>
    <style:font-face style:name="D050000L" svg:font-family="D050000L"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style:font-pitch="variable"/>
  </office:font-face-decls>
  <office:automatic-styles>
    <style:style style:name="P1" style:family="paragraph" style:parent-style-name="Standard">
      <style:paragraph-properties fo:text-align="center" style:justify-single-word="false"/>
      <style:text-properties style:font-name="Roboto" fo:font-size="20pt" fo:font-weight="bold" officeooo:rsid="00110685" officeooo:paragraph-rsid="00110685" style:font-size-asian="20pt" style:font-weight-asian="bold" style:font-size-complex="20pt" style:font-weight-complex="bold"/>
    </style:style>
    <style:style style:name="P2" style:family="paragraph" style:parent-style-name="Standard">
      <style:paragraph-properties fo:text-align="center" style:justify-single-word="false"/>
      <style:text-properties style:font-name="Roboto" fo:font-weight="bold" officeooo:rsid="00110685" officeooo:paragraph-rsid="00110685" style:font-weight-asian="bold" style:font-weight-complex="bold"/>
    </style:style>
    <style:style style:name="P3" style:family="paragraph" style:parent-style-name="Standard">
      <style:paragraph-properties fo:text-align="start" style:justify-single-word="false"/>
      <style:text-properties style:font-name="Roboto" fo:font-weight="bold" officeooo:rsid="00110685" officeooo:paragraph-rsid="00110685" style:font-weight-asian="bold" style:font-weight-complex="bold"/>
    </style:style>
    <style:style style:name="P4" style:family="paragraph" style:parent-style-name="Standard">
      <style:paragraph-properties fo:text-align="start" style:justify-single-word="false"/>
      <style:text-properties style:font-name="Roboto" fo:font-size="11pt" fo:font-weight="normal" officeooo:rsid="00110685" officeooo:paragraph-rsid="00110685" style:font-size-asian="11pt" style:font-weight-asian="normal" style:font-size-complex="11pt" style:font-weight-complex="normal"/>
    </style:style>
    <style:style style:name="P5" style:family="paragraph" style:parent-style-name="Standard">
      <style:paragraph-properties fo:text-align="start" style:justify-single-word="false"/>
      <style:text-properties style:font-name="Roboto" fo:font-size="11pt" style:text-underline-style="solid" style:text-underline-width="auto" style:text-underline-color="font-color" fo:font-weight="normal" officeooo:rsid="00110685" officeooo:paragraph-rsid="00110685" style:font-size-asian="11pt" style:font-weight-asian="normal" style:font-size-complex="11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BLÈME OUVERT</text:p>
      <text:p text:style-name="P2"/>
      <text:p text:style-name="P3"/>
      <text:p text:style-name="P3"/>
      <text:p text:style-name="P3"/>
      <text:p text:style-name="P5">INTRODUCTION</text:p>
      <text:p text:style-name="P4"/>
      <text:p text:style-name="P4"><text:tab/>Nous avons choisi le problème du Centre de Graphes. Ce problème consiste à placer sur un graphe un nombre entier k de sommets que l’on appelle vendeurs, de manière à minimiser la distance maximale à l’un de ces vendeurs. Cela permet d’assurer une accessibilité équitable à un vendeur depuis n’importe quel sommet du graphe. On suppose que l’on peut placer ces vendeurs sur n’importe quel sommet du graphe. L’objectif de notre réflexion est de concevoir un algorithme répondant à ce problème, dont nous allons prouver la correction et discuter de son optimalité.</text:p>
      <text:p text:style-name="P4"/>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i" svg:font-family="Ani" style:font-pitch="variable"/>
    <style:font-face style:name="Carlito" svg:font-family="Carlito" style:font-family-generic="swiss" style:font-pitch="variable"/>
    <style:font-face style:name="D050000L" svg:font-family="D050000L"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2T14:59:30.922414933</meta:creation-date>
    <meta:generator>LibreOffice/7.3.7.2$Linux_X86_64 LibreOffice_project/30$Build-2</meta:generator>
    <dc:date>2024-05-22T15:16:31.151577664</dc:date>
    <meta:editing-duration>PT5M52S</meta:editing-duration>
    <meta:editing-cycles>1</meta:editing-cycles>
    <meta:document-statistic meta:table-count="0" meta:image-count="0" meta:object-count="0" meta:page-count="1" meta:paragraph-count="3" meta:word-count="95" meta:character-count="589" meta:non-whitespace-character-count="496"/>
  </office:meta>
</office:document-meta>
</file>